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SaveAction.FileSaveAction( LogUI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eSaveAction.actionPerformed( ActionEvent 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